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f8f" officeooo:paragraph-rsid="00038f8f"/>
    </style:style>
    <style:style style:name="P2" style:family="paragraph" style:parent-style-name="Standard">
      <style:text-properties officeooo:rsid="0006988b" officeooo:paragraph-rsid="0006988b"/>
    </style:style>
    <style:style style:name="P3" style:family="paragraph" style:parent-style-name="Standard">
      <style:text-properties officeooo:rsid="0006988b" officeooo:paragraph-rsid="000736d6"/>
    </style:style>
    <style:style style:name="P4" style:family="paragraph" style:parent-style-name="Standard">
      <style:text-properties officeooo:rsid="0006988b" officeooo:paragraph-rsid="00125310"/>
    </style:style>
    <style:style style:name="P5" style:family="paragraph" style:parent-style-name="Standard">
      <style:text-properties officeooo:rsid="00083856" officeooo:paragraph-rsid="00083856"/>
    </style:style>
    <style:style style:name="P6" style:family="paragraph" style:parent-style-name="Standard">
      <style:text-properties officeooo:rsid="00083856" officeooo:paragraph-rsid="000dbcf3"/>
    </style:style>
    <style:style style:name="P7" style:family="paragraph" style:parent-style-name="Standard">
      <style:text-properties officeooo:rsid="00083856" officeooo:paragraph-rsid="00125310"/>
    </style:style>
    <style:style style:name="P8" style:family="paragraph" style:parent-style-name="Standard">
      <style:text-properties officeooo:rsid="000986a1" officeooo:paragraph-rsid="000986a1"/>
    </style:style>
    <style:style style:name="P9" style:family="paragraph" style:parent-style-name="Standard">
      <style:text-properties officeooo:rsid="000986a1" officeooo:paragraph-rsid="000dbcf3"/>
    </style:style>
    <style:style style:name="P10" style:family="paragraph" style:parent-style-name="Standard">
      <style:text-properties officeooo:rsid="000986a1" officeooo:paragraph-rsid="00125310"/>
    </style:style>
    <style:style style:name="P11" style:family="paragraph" style:parent-style-name="Standard">
      <style:text-properties officeooo:rsid="000a1c73" officeooo:paragraph-rsid="000a1c73"/>
    </style:style>
    <style:style style:name="P12" style:family="paragraph" style:parent-style-name="Standard">
      <style:text-properties officeooo:rsid="000a1c73" officeooo:paragraph-rsid="000bb284"/>
    </style:style>
    <style:style style:name="P13" style:family="paragraph" style:parent-style-name="Standard">
      <style:text-properties officeooo:rsid="000a1c73" officeooo:paragraph-rsid="000dbcf3"/>
    </style:style>
    <style:style style:name="P14" style:family="paragraph" style:parent-style-name="Standard">
      <style:text-properties officeooo:rsid="000a1c73" officeooo:paragraph-rsid="000dfc0c"/>
    </style:style>
    <style:style style:name="P15" style:family="paragraph" style:parent-style-name="Standard">
      <style:text-properties officeooo:rsid="000a1c73" officeooo:paragraph-rsid="000ea856"/>
    </style:style>
    <style:style style:name="P16" style:family="paragraph" style:parent-style-name="Standard">
      <style:text-properties officeooo:rsid="000a1c73" officeooo:paragraph-rsid="00125310"/>
    </style:style>
    <style:style style:name="P17" style:family="paragraph" style:parent-style-name="Standard">
      <style:text-properties officeooo:rsid="000bb284" officeooo:paragraph-rsid="000bb284"/>
    </style:style>
    <style:style style:name="P18" style:family="paragraph" style:parent-style-name="Standard">
      <style:text-properties officeooo:rsid="000bb284" officeooo:paragraph-rsid="000ea856"/>
    </style:style>
    <style:style style:name="P19" style:family="paragraph" style:parent-style-name="Standard">
      <style:text-properties officeooo:rsid="000bb284" officeooo:paragraph-rsid="00125310"/>
    </style:style>
    <style:style style:name="P20" style:family="paragraph" style:parent-style-name="Standard">
      <style:text-properties officeooo:rsid="000d1c60" officeooo:paragraph-rsid="000d1c60"/>
    </style:style>
    <style:style style:name="P21" style:family="paragraph" style:parent-style-name="Standard">
      <style:text-properties officeooo:rsid="000d1c60" officeooo:paragraph-rsid="000dbcf3"/>
    </style:style>
    <style:style style:name="P22" style:family="paragraph" style:parent-style-name="Standard">
      <style:text-properties officeooo:rsid="000dbcf3" officeooo:paragraph-rsid="000dbcf3"/>
    </style:style>
    <style:style style:name="P23" style:family="paragraph" style:parent-style-name="Standard">
      <style:text-properties officeooo:rsid="000dbcf3" officeooo:paragraph-rsid="00125310"/>
    </style:style>
    <style:style style:name="P24" style:family="paragraph" style:parent-style-name="Standard">
      <style:text-properties officeooo:rsid="000dfc0c" officeooo:paragraph-rsid="000dfc0c"/>
    </style:style>
    <style:style style:name="P25" style:family="paragraph" style:parent-style-name="Standard">
      <style:text-properties officeooo:rsid="000ea856" officeooo:paragraph-rsid="000ea856"/>
    </style:style>
    <style:style style:name="P26" style:family="paragraph" style:parent-style-name="Standard">
      <style:text-properties officeooo:rsid="000ea856" officeooo:paragraph-rsid="000fba1f"/>
    </style:style>
    <style:style style:name="P27" style:family="paragraph" style:parent-style-name="Standard">
      <style:text-properties officeooo:rsid="000fba1f" officeooo:paragraph-rsid="000fba1f"/>
    </style:style>
    <style:style style:name="P28" style:family="paragraph" style:parent-style-name="Standard">
      <style:text-properties officeooo:rsid="000fba1f" officeooo:paragraph-rsid="001375d6"/>
    </style:style>
    <style:style style:name="P29" style:family="paragraph" style:parent-style-name="Standard">
      <style:text-properties officeooo:rsid="001184ed" officeooo:paragraph-rsid="001184ed"/>
    </style:style>
    <style:style style:name="P30" style:family="paragraph" style:parent-style-name="Standard">
      <style:text-properties officeooo:rsid="00125310" officeooo:paragraph-rsid="00125310"/>
    </style:style>
    <style:style style:name="P31" style:family="paragraph" style:parent-style-name="Standard">
      <style:text-properties officeooo:rsid="001375d6" officeooo:paragraph-rsid="001375d6"/>
    </style:style>
    <style:style style:name="P32" style:family="paragraph" style:parent-style-name="Standard">
      <style:text-properties officeooo:rsid="00038f8f" officeooo:paragraph-rsid="00038f8f"/>
    </style:style>
    <style:style style:name="T1" style:family="text">
      <style:text-properties officeooo:rsid="000986a1"/>
    </style:style>
    <style:style style:name="T2" style:family="text">
      <style:text-properties officeooo:rsid="000a1c73"/>
    </style:style>
    <style:style style:name="T3" style:family="text">
      <style:text-properties officeooo:rsid="000bb284"/>
    </style:style>
    <style:style style:name="T4" style:family="text">
      <style:text-properties officeooo:rsid="000d1c60"/>
    </style:style>
    <style:style style:name="T5" style:family="text">
      <style:text-properties officeooo:rsid="000dbcf3"/>
    </style:style>
    <style:style style:name="T6" style:family="text">
      <style:text-properties officeooo:rsid="000dfc0c"/>
    </style:style>
    <style:style style:name="T7" style:family="text">
      <style:text-properties officeooo:rsid="000ea856"/>
    </style:style>
    <style:style style:name="T8" style:family="text">
      <style:text-properties officeooo:rsid="00125310"/>
    </style:style>
    <style:style style:name="T9" style:family="text">
      <style:text-properties officeooo:rsid="001375d6"/>
    </style:style>
    <style:style style:name="T10" style:family="text">
      <style:text-properties officeooo:rsid="00152420"/>
    </style:style>
    <style:style style:name="T11" style:family="text">
      <style:text-properties officeooo:rsid="00167a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B 3</text:p>
      <text:p text:style-name="P1">time: <text:span text:style-name="T11">54’’ | </text:span>1’ 20’’</text:p>
      <text:p text:style-name="P1">output:</text:p>
      <text:p text:style-name="P1">2016 8%, 2017 -5%, 2018 16% : </text:p>
      <text:p text:style-name="P1">{ANCHOR BANCORP, ACTUANT CORPORATION }</text:p>
      <text:p text:style-name="P1">2016 10%, 2017 33%, 2018 -8% : </text:p>
      <text:p text:style-name="P1">{ALGONQUIN POWER &amp; UTILITIES CORP., "PENNYMAC FINANCIAL SERVICES, INC." }</text:p>
      <text:p text:style-name="P1">2016 4%, 2017 9%, 2018 -9% : </text:p>
      <text:p text:style-name="P1">{STANTEC INC, LANDMARK INFRASTRUCTURE PARTNERS LP }</text:p>
      <text:p text:style-name="P1">2016 8%, 2017 -8%, 2018 -5% : </text:p>
      <text:p text:style-name="P1">{ISTAR FINANCIAL INC., BUNGE LIMITED }</text:p>
      <text:p text:style-name="P1">2016 17%, 2017 26%, 2018 0% : </text:p>
      <text:p text:style-name="P1">{BOOKING HOLDINGS INC., LOCKHEED MARTIN CORPORATION }</text:p>
      <text:p text:style-name="P1">2016 1%, 2017 1%, 2018 0% : </text:p>
      <text:p text:style-name="P1">{SNAP-ON INCORPORATED, WALT DISNEY COMPANY (THE) }</text:p>
      <text:p text:style-name="P1">2016 -12%, 2017 -13%, 2018 1% : </text:p>
      <text:p text:style-name="P1">{VIACOM INC., VUZIX CORPORATION }</text:p>
      <text:p text:style-name="P1">2016 -1%, 2017 7%, 2018 4% : </text:p>
      <text:p text:style-name="P1">{COVANTA HOLDING CORPORATION, "UDR, INC." }</text:p>
      <text:p text:style-name="P1">2016 29%, 2017 14%, 2018 9% : </text:p>
      <text:p text:style-name="P1">{"DIGITAL REALTY TRUST, INC.", "GENESEE &amp; WYOMING, INC." }</text:p>
      <text:p text:style-name="P1">2016 16%, 2017 20%, 2018 -8% : </text:p>
      <text:p text:style-name="P1">{INVESCO MORTGAGE CAPITAL INC, BROOKFIELD RENEWABLE PARTNERS L.P. }</text:p>
      <text:p text:style-name="P1">2016 17%, 2017 9%, 2018 -11% : </text:p>
      <text:p text:style-name="P1"/>
      <text:p text:style-name="P1">JOB 2</text:p>
      <text:p text:style-name="P1">time : <text:span text:style-name="T10">2’ 28’’ </text:span><text:span text:style-name="T11">|</text:span><text:span text:style-name="T10"> </text:span>5’ 17’’</text:p>
      <text:p text:style-name="P1">output:</text:p>
      <text:p text:style-name="P1">2008</text:p>
      <text:p text:style-name="P1"><text:tab/>BASIC INDUSTRIES:</text:p>
      <text:p text:style-name="P1">-42.05483870967742, 2225134.8225806453, -0.19498246859881935</text:p>
      <text:p text:style-name="P1">...</text:p>
      <text:p text:style-name="P1">2009</text:p>
      <text:p text:style-name="P1"><text:tab/>BASIC INDUSTRIES:</text:p>
      <text:p text:style-name="P1">82.31927083333332, 2341934.59375, 0.12264472435510312</text:p>
      <text:p text:style-name="P1">...</text:p>
      <text:p text:style-name="P1">2010</text:p>
      <text:p text:style-name="P1"><text:tab/>BASIC INDUSTRIES:</text:p>
      <text:p text:style-name="P1">32.8930693069307, 1901442.2772277228, 0.03737217099748541</text:p>
      <text:p text:style-name="P1">...</text:p>
      <text:p text:style-name="P1">2011</text:p>
      <text:p text:style-name="P1"><text:tab/>BASIC INDUSTRIES:</text:p>
      <text:p text:style-name="P1">-11.344230769230771, 1787235.8846153845, -0.07719378427787937</text:p>
      <text:p text:style-name="P1">...</text:p>
      <text:p text:style-name="P1">2012</text:p>
      <text:p text:style-name="P1"><text:tab/>BASIC INDUSTRIES:</text:p>
      <text:p text:style-name="P1">8.187203791469194, 1512021.0284360189, 0.012737090391625547</text:p>
      <text:p text:style-name="P1">...</text:p>
      <text:p text:style-name="P1">2013</text:p>
      <text:p text:style-name="P1"><text:tab/>BASIC INDUSTRIES:</text:p>
      <text:p text:style-name="P1">18.849773755656106, 1463277.5067873304, 0.02392476629410557</text:p>
      <text:p text:style-name="P1">...</text:p>
      <text:p text:style-name="P1"><text:soft-page-break/>2014</text:p>
      <text:p text:style-name="P1"><text:tab/>BASIC INDUSTRIES:</text:p>
      <text:p text:style-name="P1">-3.3517094017094013, 1403944.3547008547, -0.0474785799533301</text:p>
      <text:p text:style-name="P1">...</text:p>
      <text:p text:style-name="P1">2015</text:p>
      <text:p text:style-name="P1"><text:tab/>BASIC INDUSTRIES:</text:p>
      <text:p text:style-name="P1">123.46178861788617, 1551627.430894309, -0.06812072624381041</text:p>
      <text:p text:style-name="P1">...</text:p>
      <text:p text:style-name="P1">2016</text:p>
      <text:p text:style-name="P1"><text:tab/>CAPITAL GOODS:</text:p>
      <text:p text:style-name="P1">27.637951807228912, 907569.8313253012, 0.0781275536962275</text:p>
      <text:p text:style-name="P1">...</text:p>
      <text:p text:style-name="P1">2017</text:p>
      <text:p text:style-name="P1"><text:tab/>BASIC INDUSTRIES:</text:p>
      <text:p text:style-name="P1">16.695019157088126, 1534243.7892720306, -0.03870194552529176</text:p>
      <text:p text:style-name="P1">...</text:p>
      <text:p text:style-name="P1">2018</text:p>
      <text:p text:style-name="P1"><text:tab/>BASIC INDUSTRIES:</text:p>
      <text:p text:style-name="P1">-4.050950570342206, 1420554.4486692015, -0.09870275314978995</text:p>
      <text:p text:style-name="P1"/>
      <text:p text:style-name="P2">JOB1</text:p>
      <text:p text:style-name="P2">time <text:span text:style-name="T10">2’ 10’’</text:span><text:span text:style-name="T11">|</text:span><text:span text:style-name="T10"> </text:span>4’ 50’’ </text:p>
      <text:p text:style-name="P2">output</text:p>
      <text:p text:style-name="P3">EAF<text:tab/>267757.1,0.00499999988824129,0.00700000021606684,1245139.0</text:p>
      <text:p text:style-name="P3">ORGS<text:tab/>217415.9,0.00313999992795289,0.00313999992795289,8570.0</text:p>
      <text:p text:style-name="P3">ORGS<text:tab/>217415.9,0.00313999992795289,0.00313999992795289,8570.0</text:p>
      <text:p text:style-name="P3">RMP<text:tab/>121081.6,0.0410000011324883,0.0529999993741512,120487.0</text:p>
      <text:p text:style-name="P3">CTZ<text:tab/>120300.0,0.0199999995529652,0.025000000372529,52050.0</text:p>
      <text:p text:style-name="P3">CCD<text:tab/>111250.0,0.0149999996647239,0.0199999995529652,105416.0</text:p>
      <text:p text:style-name="P3">SAB<text:tab/>110428.8,188.5,194.300003051758,1695378.0</text:p>
      <text:p text:style-name="P3">KE<text:tab/>99400.0,0.0199999995529652,0.0199999995529652,73249.0</text:p>
      <text:p text:style-name="P3">LN<text:tab/>96700.0,0.0450000017881393,0.0450000017881393,394344.0</text:p>
      <text:p text:style-name="P2">GHG<text:tab/>64850.0,0.0199999995529652,0.0199999995529652,607659.0</text:p>
      <text:p text:style-name="P2"/>
      <text:p text:style-name="P5">JOB1</text:p>
      <text:p text:style-name="P5">pseudocodice:</text:p>
      <text:p text:style-name="P5"/>
      <text:p text:style-name="P5"><text:span text:style-name="T1">#</text:span> <text:span text:style-name="T1">after the file is read we have an RDD&lt;String&gt; named data with the lines of the file</text:span></text:p>
      <text:p text:style-name="P8"># StockObject is the Object with the information of the lines of the file</text:p>
      <text:p text:style-name="P8"/>
      <text:p text:style-name="P8">create RDD&lt;String, StockObject&gt; stocks</text:p>
      <text:p text:style-name="P8">stocks ← (ticker, <text:span text:style-name="T2">stockObj</text:span>) using data.<text:span text:style-name="T2">mapToPair(t → </text:span><text:span text:style-name="T3">(</text:span><text:span text:style-name="T2">stockObjFromString(t).</text:span><text:span text:style-name="T3">ticker, stockObjFromString(t)</text:span><text:span text:style-name="T2">)</text:span></text:p>
      <text:p text:style-name="P8"/>
      <text:p text:style-name="P11">create RDD&lt;String, StockObject&gt; firsts </text:p>
      <text:p text:style-name="P11">create RDD&lt;String, StockObject&gt; lasts</text:p>
      <text:p text:style-name="P11"/>
      <text:p text:style-name="P11">firsts ← (ticker, stockObject) using stocks.reduceByKey((a, b) → if (a.date &lt; b.date) a; else b)</text:p>
      <text:p text:style-name="P11">lasts ← (ticker, stockObject) using stocks.reduceByKey((a, b) → if (a.date &gt; b.date) a; else b)</text:p>
      <text:p text:style-name="P11"/>
      <text:p text:style-name="P11">create RDD&lt;String, Tuple&lt;StockObject, StockObject&gt;&gt; fistslasts</text:p>
      <text:p text:style-name="P11">firstslasts ← firsts.join(lasts)</text:p>
      <text:p text:style-name="P11"><text:soft-page-break/></text:p>
      <text:p text:style-name="P17">create RDD&lt;String, Double&gt; variations</text:p>
      <text:p text:style-name="P12"><text:span text:style-name="T3">variations ← (ticker, variation) using </text:span><text:span text:style-name="T7">firstslasts</text:span><text:span text:style-name="T3">.mapToPair(t → (t.1, variation(t.2.1, t.2.2))</text:span></text:p>
      <text:p text:style-name="P17">create RDD&lt;String, Tuple&lt;Long, Integer&gt;&gt; volumesCount</text:p>
      <text:p text:style-name="P17">volumesCount ← (ticker, (sumOfVolumes, count)) using stocks</text:p>
      <text:p text:style-name="P12"><text:span text:style-name="T3"><text:tab/>.mapToPair(t → (t.1, (t.2.volume, 1)))</text:span> </text:p>
      <text:p text:style-name="P12"><text:tab/>.<text:span text:style-name="T3">reduceByKey((a, b) → (a.1 + b.1, a.2 + b.2))</text:span></text:p>
      <text:p text:style-name="P12"/>
      <text:p text:style-name="P20">create RDD&lt;String, Double&gt; volMeds</text:p>
      <text:p text:style-name="P20">volMeds ← (ticker, averageVol) using volumesCount. mapToPair(t → (t.1, average(t.2.1, t.2.2)))</text:p>
      <text:p text:style-name="P12"/>
      <text:p text:style-name="P20">create RDD&lt;String, StockObject&gt; distinct</text:p>
      <text:p text:style-name="P20">distinct ← (ticker, stockObj) using stocks.reduceByKey((a, b) → a)</text:p>
      <text:p text:style-name="P12"/>
      <text:p text:style-name="P17">create RDD&lt;String, String&gt; minMaxVol</text:p>
      <text:p text:style-name="P17">minMaxVol ← (ticker, <text:span text:style-name="T4">String(stockObj.min+ stockObj.max + vol)) using distinct</text:span></text:p>
      <text:p text:style-name="P17"><text:tab/>.<text:span text:style-name="T4">join(volMeds)</text:span></text:p>
      <text:p text:style-name="P17"><text:tab/>.<text:span text:style-name="T4">mapToPair(t → (t.1, String(t.2.1.low, t.2.1.high, t.2.2)))</text:span></text:p>
      <text:p text:style-name="P17"><text:tab/></text:p>
      <text:p text:style-name="P20">variations</text:p>
      <text:p text:style-name="P20">.mapToPair(t → t.swap())</text:p>
      <text:p text:style-name="P20">.sort()</text:p>
      <text:p text:style-name="P21">.mapToPair(t → t.swap())</text:p>
      <text:p text:style-name="P2">.<text:span text:style-name="T4">join</text:span><text:span text:style-name="T5">(minMaxVol)</text:span></text:p>
      <text:p text:style-name="P2">.<text:span text:style-name="T5">mapToPair(t → (t.1, t.2.2.concat(t.2.1)))</text:span></text:p>
      <text:p text:style-name="P2">.<text:span text:style-name="T5">foreach(t → print t)</text:span></text:p>
      <text:p text:style-name="P2"/>
      <text:p text:style-name="P22">JOB 2</text:p>
      <text:p text:style-name="P22">pseudocodice:</text:p>
      <text:p text:style-name="P22"/>
      <text:p text:style-name="P6"><text:span text:style-name="T1">#</text:span> <text:span text:style-name="T1">after the file is read we have </text:span><text:span text:style-name="T5">two </text:span><text:span text:style-name="T1">RDD&lt;String&gt; named </text:span><text:span text:style-name="T5">hs and hsp</text:span><text:span text:style-name="T1"> with the lines of the </text:span><text:span text:style-name="T5">two </text:span><text:span text:style-name="T1">file</text:span><text:span text:style-name="T5">s</text:span></text:p>
      <text:p text:style-name="P9"># StockObject is the Object with the information of the lines of the fil<text:span text:style-name="T5">e hsp</text:span></text:p>
      <text:p text:style-name="P22"># SectorObject is the Object with the information of the lines of the file hs</text:p>
      <text:p text:style-name="P22"/>
      <text:p text:style-name="P9">create RDD&lt;String, StockObject&gt; stocks</text:p>
      <text:p text:style-name="P9">stocks ← (ticker, <text:span text:style-name="T2">stockObj</text:span>) using data.<text:span text:style-name="T2">mapToPair(t → </text:span><text:span text:style-name="T3">(</text:span><text:span text:style-name="T2">stockObjFromString(t).</text:span><text:span text:style-name="T3">ticker, stockObjFromString(t)</text:span><text:span text:style-name="T2">)</text:span></text:p>
      <text:p text:style-name="P9"/>
      <text:p text:style-name="P9">create RDD&lt;String, S<text:span text:style-name="T5">ector</text:span>Object&gt; s<text:span text:style-name="T5">ectors</text:span></text:p>
      <text:p text:style-name="P9">s<text:span text:style-name="T5">ectors</text:span> ← (ticker, <text:span text:style-name="T2">s</text:span><text:span text:style-name="T5">ect</text:span><text:span text:style-name="T2">Obj</text:span>) using data.<text:span text:style-name="T2">mapToPair(t → </text:span><text:span text:style-name="T3">(</text:span><text:span text:style-name="T2">s</text:span><text:span text:style-name="T5">ect</text:span><text:span text:style-name="T2">ObjFromString(t).</text:span><text:span text:style-name="T3">ticker, s</text:span><text:span text:style-name="T5">ect</text:span><text:span text:style-name="T3">ObjFromString(t)</text:span><text:span text:style-name="T2">)</text:span></text:p>
      <text:p text:style-name="P2"/>
      <text:p text:style-name="P22"># JoinObject is the Object obtained joining SectorObject and StockObject on the ticker</text:p>
      <text:p text:style-name="P22"/>
      <text:p text:style-name="P22">create RDD&lt;String, JoinObject&gt; joins</text:p>
      <text:p text:style-name="P22">joins ← (ticker, joinObj(sectorObj, stockObj)) using sectors</text:p>
      <text:p text:style-name="P22"><text:tab/>.join(stocks)</text:p>
      <text:p text:style-name="P22"><text:tab/>.mapToPair(t → (t.1, joinObjFromSectStock(t.2.1, t.2.2)))</text:p>
      <text:p text:style-name="P22"/>
      <text:p text:style-name="P22">createRDD&lt;Tuple&lt;Integer, String, String&gt;, JoinObject&gt; byYearBySectorByTicker</text:p>
      <text:p text:style-name="P22">byYearBySectorByTicker ← ((year, sector, ticker), joinObj) using joins</text:p>
      <text:p text:style-name="P22"><text:tab/>.mapToPair(t → ((t.2.date.year, t.2.sector, t.1), t.2)</text:p>
      <text:p text:style-name="P2"><text:soft-page-break/></text:p>
      <text:p text:style-name="P13">create RDD&lt;<text:span text:style-name="T5">Tuple&lt;Integer, String, </text:span>String<text:span text:style-name="T5">&gt;</text:span>, <text:span text:style-name="T5">Join</text:span>Object&gt; firsts </text:p>
      <text:p text:style-name="P13">create RDD&lt;<text:span text:style-name="T5">Tuple&lt;Integer, String, </text:span>String<text:span text:style-name="T5">&gt;</text:span>, <text:span text:style-name="T5">Join</text:span>Object&gt; lasts</text:p>
      <text:p text:style-name="P13"/>
      <text:p text:style-name="P14">firsts ← (<text:span text:style-name="T5">(year, sector, ticker)</text:span>, <text:span text:style-name="T5">join</text:span>Obj) using <text:span text:style-name="T5">joins</text:span>.reduceByKey((a, b) → if (a.date &lt; b.date) a; else b)</text:p>
      <text:p text:style-name="P14">lasts ← (<text:span text:style-name="T5">(year, sector, ticker)</text:span>, <text:span text:style-name="T5">join</text:span>Obj) using <text:span text:style-name="T5">joins</text:span>.reduceByKey((a, b) → if (a.date &gt; b.date) a; else b)</text:p>
      <text:p text:style-name="P13"/>
      <text:p text:style-name="P13">create RDD&lt;<text:span text:style-name="T6">Tuple&lt;Integer, String, String&gt;</text:span>, Tuple&lt;<text:span text:style-name="T5">Join</text:span>Object, <text:span text:style-name="T5">Join</text:span>Object&gt;&gt; fistslasts</text:p>
      <text:p text:style-name="P13">firstslasts ← firsts.join(lasts)</text:p>
      <text:p text:style-name="P13"/>
      <text:p text:style-name="P24">create RDD&lt;Tuple&lt;Integer, String, String&gt; Tuple&lt;Double, Integer&gt;&gt; dailyQuotationCount</text:p>
      <text:p text:style-name="P24">dailyQuotation ← ((year, sector, ticker), (quotation, 1)) using byYearBySectorByTicker</text:p>
      <text:p text:style-name="P24"><text:tab/>.mapToPair(t → (t.1, (quotation(t.2.open, t.2.close), 1)))</text:p>
      <text:p text:style-name="P2"/>
      <text:p text:style-name="P24">create RDD&lt;Tuple&lt;Integer, String, String&gt; Tuple&lt;Long, Integer&gt;&gt; volumesCount</text:p>
      <text:p text:style-name="P24">volumesCount ← ((year, sector, ticker), (volume, 1)) using byYearBySectorByTicker</text:p>
      <text:p text:style-name="P24"><text:tab/>.mapToPair(t → (t.1, (t.2.volume, 1)))</text:p>
      <text:p text:style-name="P24"/>
      <text:p text:style-name="P14"><text:span text:style-name="T3">create RDD&lt;</text:span><text:span text:style-name="T6">Tuple&lt;Integer, String </text:span><text:span text:style-name="T3">String</text:span><text:span text:style-name="T6">&gt;</text:span><text:span text:style-name="T3">, Double&gt; variations</text:span><text:span text:style-name="T7">ByYearSectorTicker</text:span></text:p>
      <text:p text:style-name="P15"><text:span text:style-name="T3">variations</text:span><text:span text:style-name="T7">ByYearSectorTicker</text:span><text:span text:style-name="T3"> ← (</text:span><text:span text:style-name="T6">(year, sector, </text:span><text:span text:style-name="T3">ticker</text:span><text:span text:style-name="T6">),</text:span><text:span text:style-name="T3"> variation) using </text:span><text:span text:style-name="T7">firstslasts</text:span></text:p>
      <text:p text:style-name="P18"><text:tab/>.mapToPair(t → (t.1, variation(t.2.1, t.2.2))</text:p>
      <text:p text:style-name="P15"/>
      <text:p text:style-name="P25">create RDD&lt;<text:span text:style-name="T6">Tuple&lt;Integer, String </text:span><text:span text:style-name="T3">String</text:span><text:span text:style-name="T6">&gt;</text:span><text:span text:style-name="T3">, Double</text:span>&gt; volumesByYearSectorTicker</text:p>
      <text:p text:style-name="P25">volumesByYearSectorTicker ← ((year, sector, ticker), averageVolumes) using volumesCount</text:p>
      <text:p text:style-name="P25"><text:tab/>.reduceByKey((a, b) → (a.1 + b.1, a.2 + b.2))</text:p>
      <text:p text:style-name="P25"><text:tab/>.mapToPair(t → (t.1, average(t.2.1, t.2.2)))</text:p>
      <text:p text:style-name="P25"/>
      <text:p text:style-name="P25">create RDD&lt;<text:span text:style-name="T6">Tuple&lt;Integer, String </text:span><text:span text:style-name="T3">String</text:span><text:span text:style-name="T6">&gt;</text:span><text:span text:style-name="T3">, Double</text:span>&gt; quotationByYearSectorTicker</text:p>
      <text:p text:style-name="P25">dailyQuotationCount ← ((year, sector, ticker), averageDailyQuotation) using dailyQuotationCount</text:p>
      <text:p text:style-name="P25"><text:tab/>.reduceByKey((a, b) → (a.1 + b.1, a.2 + b.2))</text:p>
      <text:p text:style-name="P25"><text:tab/>.mapToPair(t → (t.1, average(t.2.1, t.2.2)))</text:p>
      <text:p text:style-name="P25"/>
      <text:p text:style-name="P27">create RDD&lt;Tuple&lt;Integer, String&gt;, Tuple&lt;Double, Integer&gt;&gt; variationsCount</text:p>
      <text:p text:style-name="P27">variationsCount ← ((year, sector), (variation, 1)) using <text:span text:style-name="T3">variations</text:span><text:span text:style-name="T7">ByYearSectorTicker</text:span></text:p>
      <text:p text:style-name="P27"><text:tab/>.mapToPair(t → ((t.1.1, t.1.2), (t.2, 1)))</text:p>
      <text:p text:style-name="P27"/>
      <text:p text:style-name="P27">create RDD&lt;Tuple&lt;Integer, String&gt;, Tuple&lt;Double, Integer&gt;&gt; quotationsCount</text:p>
      <text:p text:style-name="P27">quotationsCount ← ((year, sector), (variation, 1)) using quotations<text:span text:style-name="T7">ByYearSectorTicker</text:span></text:p>
      <text:p text:style-name="P27"><text:tab/>.mapToPair(t → ((t.1.1, t.1.2), (t.2, 1)))</text:p>
      <text:p text:style-name="P27"/>
      <text:p text:style-name="P27">create RDD&lt;Tuple&lt;Integer, String&gt;, Tuple&lt;Double, Integer&gt;&gt; volumesCount</text:p>
      <text:p text:style-name="P27">volumesCount ← ((year, sector), (variation, 1)) using <text:span text:style-name="T3">v</text:span>olumes<text:span text:style-name="T7">ByYearSectorTicker</text:span></text:p>
      <text:p text:style-name="P27"><text:tab/>.mapToPair(t → ((t.1.1, t.1.2), (t.2, 1)))</text:p>
      <text:p text:style-name="P27"/>
      <text:p text:style-name="P27">create RDD&lt;Tuple&lt;Integer, String&gt; Double&gt; variationsByYearBySector</text:p>
      <text:p text:style-name="P27">variationsByYearBySector ← ((year, sector), averageVariation) using variationsCount</text:p>
      <text:p text:style-name="P27"><text:tab/>.reduceByKey((a,b) → (a.1 +b.1, a.2 + b.2))</text:p>
      <text:p text:style-name="P27"><text:tab/>.mapToPair(t → (t.1, average(t.2.1, t.2.2)))</text:p>
      <text:p text:style-name="P27"/>
      <text:p text:style-name="P27">create RDD&lt;Tuple&lt;Integer, String&gt; Double&gt; quotationsByYearBySector</text:p>
      <text:p text:style-name="P27"><text:soft-page-break/>quotationsByYearBySector ← ((year, sector), averageVariation) using quotationsCount</text:p>
      <text:p text:style-name="P27"><text:tab/>.reduceByKey((a,b) → (a.1 +b.1, a.2 + b.2))</text:p>
      <text:p text:style-name="P27"><text:tab/>.mapToPair(t → (t.1, average(t.2.1, t.2.2)))</text:p>
      <text:p text:style-name="P27">create RDD&lt;Tuple&lt;Integer, String&gt; Double&gt; volumesByYearBySector</text:p>
      <text:p text:style-name="P27">volumesByYearBySector ← ((year, sector), averageVariation) using volumesCount</text:p>
      <text:p text:style-name="P27"><text:tab/>.reduceByKey((a,b) → (a.1 +b.1, a.2 + b.2))</text:p>
      <text:p text:style-name="P27"><text:tab/>.mapToPair(t → (t.1, average(t.2.1, t.2.2)))</text:p>
      <text:p text:style-name="P27"/>
      <text:p text:style-name="P29">create RDD&lt;Tuple&lt;Integer, String&gt;, String&gt; result</text:p>
      <text:p text:style-name="P29">result ← ((year, sector) String(variation, quotation, volume)) using</text:p>
      <text:p text:style-name="P29"><text:tab/>variationsByYearBySector</text:p>
      <text:p text:style-name="P29"><text:tab/>.join(quotationsByYearBySector)</text:p>
      <text:p text:style-name="P29"><text:tab/>.mapToPair(t → (t.1, String(t.2.1, t.2.2)))</text:p>
      <text:p text:style-name="P29"><text:tab/>.join(volumesByYearBySector)</text:p>
      <text:p text:style-name="P29"><text:tab/>.mapToPair(t → (t.1, String(t.2.1,t.2.2)))</text:p>
      <text:p text:style-name="P29"/>
      <text:p text:style-name="P29">result.sort().foreach(t → (foreach (year, sector) print (year, sector, t.2)))</text:p>
      <text:p text:style-name="P29"/>
      <text:p text:style-name="P30">JOB 3</text:p>
      <text:p text:style-name="P30">pseudocodice:</text:p>
      <text:p text:style-name="P30"/>
      <text:p text:style-name="P7"><text:span text:style-name="T1">#</text:span> <text:span text:style-name="T1">after the file is read we have </text:span><text:span text:style-name="T5">two </text:span><text:span text:style-name="T1">RDD&lt;String&gt; named </text:span><text:span text:style-name="T5">hs and hsp</text:span><text:span text:style-name="T1"> with the lines of the </text:span><text:span text:style-name="T5">two </text:span><text:span text:style-name="T1">file</text:span><text:span text:style-name="T5">s</text:span></text:p>
      <text:p text:style-name="P10"># StockObject is the Object with the information of the lines of the fil<text:span text:style-name="T5">e hsp</text:span></text:p>
      <text:p text:style-name="P23"># SectorObject is the Object with the information of the lines of the file hs</text:p>
      <text:p text:style-name="P23"/>
      <text:p text:style-name="P10">create RDD&lt;String, StockObject&gt; stocks</text:p>
      <text:p text:style-name="P10">stocks ← (ticker, <text:span text:style-name="T2">stockObj</text:span>) using data.<text:span text:style-name="T2">mapToPair(t → </text:span><text:span text:style-name="T3">(</text:span><text:span text:style-name="T2">stockObjFromString(t).</text:span><text:span text:style-name="T3">ticker, stockObjFromString(t)</text:span><text:span text:style-name="T2">)</text:span></text:p>
      <text:p text:style-name="P10"/>
      <text:p text:style-name="P10">create RDD&lt;String, S<text:span text:style-name="T5">ector</text:span>Object&gt; s<text:span text:style-name="T5">ectors</text:span></text:p>
      <text:p text:style-name="P10">s<text:span text:style-name="T5">ectors</text:span> ← (ticker, <text:span text:style-name="T2">s</text:span><text:span text:style-name="T5">ect</text:span><text:span text:style-name="T2">Obj</text:span>) using data.<text:span text:style-name="T2">mapToPair(t → </text:span><text:span text:style-name="T3">(</text:span><text:span text:style-name="T2">s</text:span><text:span text:style-name="T5">ect</text:span><text:span text:style-name="T2">ObjFromString(t).</text:span><text:span text:style-name="T3">ticker, s</text:span><text:span text:style-name="T5">ect</text:span><text:span text:style-name="T3">ObjFromString(t)</text:span><text:span text:style-name="T2">)</text:span></text:p>
      <text:p text:style-name="P4"/>
      <text:p text:style-name="P23"># JoinObject is the Object obtained joining SectorObject and StockObject on the ticker</text:p>
      <text:p text:style-name="P23"/>
      <text:p text:style-name="P23">create RDD&lt;String, JoinObject&gt; joins</text:p>
      <text:p text:style-name="P23">joins ← (ticker, joinObj(sectorObj, stockObj)) using sectors</text:p>
      <text:p text:style-name="P23"><text:tab/>.join(stocks)</text:p>
      <text:p text:style-name="P23"><text:tab/>.mapToPair(t → (t.1, joinObjFromSectStock(t.2.1, t.2.2)))</text:p>
      <text:p text:style-name="P23"><text:tab/>.<text:span text:style-name="T8">filter(t → in2016_2018(t.2))</text:span></text:p>
      <text:p text:style-name="P23"/>
      <text:p text:style-name="P23">createRDD&lt;Tuple&lt;Integer, String, String&gt;, JoinObject&gt; byYearBySectorByTicker</text:p>
      <text:p text:style-name="P23">byYearBySectorByTicker ← ((year, <text:span text:style-name="T8">name</text:span>, ticker), joinObj) using joins</text:p>
      <text:p text:style-name="P23"><text:tab/>.mapToPair(t → ((t.2.date.year, t.2.<text:span text:style-name="T8">name</text:span> t.1), t.2)</text:p>
      <text:p text:style-name="P23"/>
      <text:p text:style-name="P16">create RDD&lt;<text:span text:style-name="T5">Tuple&lt;Integer, String, </text:span>String<text:span text:style-name="T5">&gt;</text:span>, <text:span text:style-name="T5">Join</text:span>Object&gt; firsts </text:p>
      <text:p text:style-name="P16">create RDD&lt;<text:span text:style-name="T5">Tuple&lt;Integer, String, </text:span>String<text:span text:style-name="T5">&gt;</text:span>, <text:span text:style-name="T5">Join</text:span>Object&gt; lasts</text:p>
      <text:p text:style-name="P16"/>
      <text:p text:style-name="P16">firsts ← (<text:span text:style-name="T5">(year, </text:span><text:span text:style-name="T8">name</text:span><text:span text:style-name="T5">, ticker)</text:span>, <text:span text:style-name="T5">join</text:span>Obj) using <text:span text:style-name="T5">joins</text:span>.reduceByKey((a, b) → if (a.date &lt; b.date) a; else b)</text:p>
      <text:p text:style-name="P16">lasts ← (<text:span text:style-name="T5">(year, </text:span><text:span text:style-name="T8">name</text:span><text:span text:style-name="T5">, ticker)</text:span>, <text:span text:style-name="T5">join</text:span>Obj) using <text:span text:style-name="T5">joins</text:span>.reduceByKey((a, b) → if (a.date &gt; b.date) a; else b)</text:p>
      <text:p text:style-name="P16"><text:soft-page-break/></text:p>
      <text:p text:style-name="P16">create RDD&lt;<text:span text:style-name="T6">Tuple&lt;Integer, String, String&gt;</text:span>, Tuple&lt;<text:span text:style-name="T5">Join</text:span>Object, <text:span text:style-name="T5">Join</text:span>Object&gt;&gt; fistslasts</text:p>
      <text:p text:style-name="P16">firstslasts ← firsts.join(lasts)</text:p>
      <text:p text:style-name="P16"><text:span text:style-name="T3">create RDD&lt;</text:span><text:span text:style-name="T6">Tuple&lt;Integer, String </text:span><text:span text:style-name="T3">String</text:span><text:span text:style-name="T6">&gt;</text:span><text:span text:style-name="T3">, Double&gt; variations</text:span><text:span text:style-name="T7">ByYear</text:span><text:span text:style-name="T9">Name</text:span><text:span text:style-name="T7">Ticker</text:span></text:p>
      <text:p text:style-name="P16"><text:span text:style-name="T3">variations</text:span><text:span text:style-name="T7">ByYear</text:span><text:span text:style-name="T9">Name</text:span><text:span text:style-name="T7">Ticker</text:span><text:span text:style-name="T3"> ← (</text:span><text:span text:style-name="T6">(year, </text:span><text:span text:style-name="T9">name</text:span><text:span text:style-name="T6">, </text:span><text:span text:style-name="T3">ticker</text:span><text:span text:style-name="T6">),</text:span><text:span text:style-name="T3"> variation) using </text:span><text:span text:style-name="T7">firstslasts</text:span></text:p>
      <text:p text:style-name="P19"><text:tab/>.mapToPair(t → (t.1, variation(t.2.1, t.2.2))</text:p>
      <text:p text:style-name="P16"/>
      <text:p text:style-name="P28">create RDD&lt;Tuple&lt;Integer, String&gt;, Tuple&lt;Double, Integer&gt;&gt; variationsCount</text:p>
      <text:p text:style-name="P28">variationsCount ← ((year, <text:span text:style-name="T9">name</text:span>), (variation, 1)) using <text:span text:style-name="T3">variations</text:span><text:span text:style-name="T7">ByYear</text:span><text:span text:style-name="T9">Name</text:span><text:span text:style-name="T7">Ticker</text:span></text:p>
      <text:p text:style-name="P28"><text:tab/>.mapToPair(t → ((t.1.1, t.1.2), (t.2, 1)))</text:p>
      <text:p text:style-name="P28"/>
      <text:p text:style-name="P28">create RDD&lt;Tuple&lt;Integer, String&gt; Double&gt; variationsByYearBy<text:span text:style-name="T9">Name</text:span></text:p>
      <text:p text:style-name="P28">variationsByYearBy<text:span text:style-name="T9">Name</text:span> ← ((year, <text:span text:style-name="T9">name</text:span>), averageVariation) using variationsCount</text:p>
      <text:p text:style-name="P28"><text:tab/>.reduceByKey((a,b) → (a.1 +b.1, a.2 + b.2))</text:p>
      <text:p text:style-name="P28"><text:tab/>.mapToPair(t → (t.1, average(t.2.1, t.2.2)))</text:p>
      <text:p text:style-name="P28"/>
      <text:p text:style-name="P31">create RDD&lt;String, String&gt; byName</text:p>
      <text:p text:style-name="P31">byName ← (name, year_variation) using variationsByYearByName</text:p>
      <text:p text:style-name="P31"><text:tab/>.mapToPair(t → (t.1.2, String(t.1.1, t.2)))</text:p>
      <text:p text:style-name="P31"/>
      <text:p text:style-name="P31">create RDD&lt;String, List&lt;String&gt;&gt; yearVarAsList</text:p>
      <text:p text:style-name="P31">yearVarAsList ← (name, List(year_variation)) using byName</text:p>
      <text:p text:style-name="P31"><text:tab/>.groupByKey()</text:p>
      <text:p text:style-name="P31"><text:tab/>.mapToPair(t → (t.1, iterableToList(t.2)))</text:p>
      <text:p text:style-name="P31"><text:tab/>.filter(t → t.2.size() == 3)</text:p>
      <text:p text:style-name="P31"/>
      <text:p text:style-name="P31">create RDD&lt;String, String&gt; yearVarAsOneString</text:p>
      <text:p text:style-name="P31">yearVarAsOneString ← (name, concatenation_of_elements_of_list) using yearVarAsList</text:p>
      <text:p text:style-name="P31"><text:tab/>.mapToPair(t → (t.1, sortList(t.2)))</text:p>
      <text:p text:style-name="P31"><text:tab/>.mapToPair(t → (t.1, listToString(t.2)))</text:p>
      <text:p text:style-name="P31"/>
      <text:p text:style-name="P31">yearVarAsOneString</text:p>
      <text:p text:style-name="P31"><text:tab/>.mapToPair(t → t.swap())</text:p>
      <text:p text:style-name="P23"><text:tab/>.<text:span text:style-name="T9">foreach(t → print t)</text:span></text:p>
      <text:p text:style-name="P23"/>
      <text:p text:style-name="P26"/>
      <text:p text:style-name="P25"/>
      <text:p text:style-name="P25"/>
      <text:p text:style-name="P25"/>
      <text:p text:style-name="P25"/>
      <text:p text:style-name="P25"/>
      <text:p text:style-name="P24"/>
      <text:p text:style-name="P24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1T16:42:37.303947606</meta:creation-date>
    <dc:date>2020-05-23T16:50:25.684849235</dc:date>
    <meta:editing-duration>PT28M36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6" meta:paragraph-count="235" meta:word-count="1248" meta:character-count="10993" meta:non-whitespace-character-count="9907"/>
  </office:meta>
</office:document-meta>
</file>